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il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e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tte Sil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el</text:p>
          </table:table-cell>
          <table:table-cell table:formula="of:=[.D1]+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onz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el</text:p>
          </table:table-cell>
          <table:table-cell table:formula="of:=[.D2]+1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tte Bronz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el</text:p>
          </table:table-cell>
          <table:table-cell table:formula="of:=[.D3]+10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Gunme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el</text:p>
          </table:table-cell>
          <table:table-cell table:formula="of:=[.D4]+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atte Gunme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el</text:p>
          </table:table-cell>
          <table:table-cell table:formula="of:=[.D5]+1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loss Bl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el</text:p>
          </table:table-cell>
          <table:table-cell table:formula="of:=[.D6]+10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atte Bl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el</text:p>
          </table:table-cell>
          <table:table-cell table:formula="of:=[.D7]+10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heel</text:p>
          </table:table-cell>
          <table:table-cell table:formula="of:=[.D8]+10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heel</text:p>
          </table:table-cell>
          <table:table-cell table:formula="of:=[.D9]+1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heel</text:p>
          </table:table-cell>
          <table:table-cell table:formula="of:=[.D10]+10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heel</text:p>
          </table:table-cell>
          <table:table-cell table:formula="of:=[.D11]+10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Navy Blu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heel</text:p>
          </table:table-cell>
          <table:table-cell table:formula="of:=[.D12]+10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heel</text:p>
          </table:table-cell>
          <table:table-cell table:formula="of:=[.D13]+10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rushe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heel</text:p>
          </table:table-cell>
          <table:table-cell table:formula="of:=[.D14]+10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rushed Black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heel</text:p>
          </table:table-cell>
          <table:table-cell table:formula="of:=[.D15]+10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heel</text:p>
          </table:table-cell>
          <table:table-cell table:formula="of:=[.D16]+10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Crystal Burgundy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heel</text:p>
          </table:table-cell>
          <table:table-cell table:formula="of:=[.D17]+10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rystal Coffe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heel</text:p>
          </table:table-cell>
          <table:table-cell table:formula="of:=[.D18]+10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Crystal Orang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heel</text:p>
          </table:table-cell>
          <table:table-cell table:formula="of:=[.D19]+10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rystal Gree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heel</text:p>
          </table:table-cell>
          <table:table-cell table:formula="of:=[.D20]+10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Royal Gol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heel</text:p>
          </table:table-cell>
          <table:table-cell table:formula="of:=[.D21]+10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m</text:p>
          </table:table-cell>
          <table:table-cell table:formula="of:=[.D22]+10"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Matte Sil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m</text:p>
          </table:table-cell>
          <table:table-cell table:formula="of:=[.D23]+10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Bronz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m</text:p>
          </table:table-cell>
          <table:table-cell table:formula="of:=[.D24]+10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atte Bronz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m</text:p>
          </table:table-cell>
          <table:table-cell table:formula="of:=[.D25]+10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Gunme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m</text:p>
          </table:table-cell>
          <table:table-cell table:formula="of:=[.D26]+10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Matte Gunme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m</text:p>
          </table:table-cell>
          <table:table-cell table:formula="of:=[.D27]+10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Gloss Bl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m</text:p>
          </table:table-cell>
          <table:table-cell table:formula="of:=[.D28]+10"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Matte Bl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m</text:p>
          </table:table-cell>
          <table:table-cell table:formula="of:=[.D29]+10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im</text:p>
          </table:table-cell>
          <table:table-cell table:formula="of:=[.D30]+10"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im</text:p>
          </table:table-cell>
          <table:table-cell table:formula="of:=[.D31]+10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im</text:p>
          </table:table-cell>
          <table:table-cell table:formula="of:=[.D32]+10"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im</text:p>
          </table:table-cell>
          <table:table-cell table:formula="of:=[.D33]+10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Navy Blu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im</text:p>
          </table:table-cell>
          <table:table-cell table:formula="of:=[.D34]+10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im</text:p>
          </table:table-cell>
          <table:table-cell table:formula="of:=[.D35]+10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Brush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m</text:p>
          </table:table-cell>
          <table:table-cell table:formula="of:=[.D36]+10"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Brushed Bl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m</text:p>
          </table:table-cell>
          <table:table-cell table:formula="of:=[.D37]+10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im</text:p>
          </table:table-cell>
          <table:table-cell table:formula="of:=[.D38]+10"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Crystal Burgundy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im</text:p>
          </table:table-cell>
          <table:table-cell table:formula="of:=[.D39]+10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Crystal Coffe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im</text:p>
          </table:table-cell>
          <table:table-cell table:formula="of:=[.D40]+10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Crystal Orang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im</text:p>
          </table:table-cell>
          <table:table-cell table:formula="of:=[.D41]+10"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Crystal Gree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im</text:p>
          </table:table-cell>
          <table:table-cell table:formula="of:=[.D42]+10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Royal Gol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im</text:p>
          </table:table-cell>
          <table:table-cell table:formula="of:=[.D43]+10"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Polished Li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im</text:p>
          </table:table-cell>
          <table:table-cell table:formula="of:=[.D44]+10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e</text:p>
          </table:table-cell>
          <table:table-cell table:formula="of:=[.D45]+10"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Matte Sil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e</text:p>
          </table:table-cell>
          <table:table-cell table:formula="of:=[.D46]+10"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Bronz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e</text:p>
          </table:table-cell>
          <table:table-cell table:formula="of:=[.D47]+10"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Matte Bronz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e</text:p>
          </table:table-cell>
          <table:table-cell table:formula="of:=[.D48]+10"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Gunme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e</text:p>
          </table:table-cell>
          <table:table-cell table:formula="of:=[.D49]+10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atte Gunme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e</text:p>
          </table:table-cell>
          <table:table-cell table:formula="of:=[.D50]+10"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Gloss Bl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e</text:p>
          </table:table-cell>
          <table:table-cell table:formula="of:=[.D51]+10"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Matte Bl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e</text:p>
          </table:table-cell>
          <table:table-cell table:formula="of:=[.D52]+10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entre</text:p>
          </table:table-cell>
          <table:table-cell table:formula="of:=[.D53]+10"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entre</text:p>
          </table:table-cell>
          <table:table-cell table:formula="of:=[.D54]+10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entre</text:p>
          </table:table-cell>
          <table:table-cell table:formula="of:=[.D55]+10"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entre</text:p>
          </table:table-cell>
          <table:table-cell table:formula="of:=[.D56]+10"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Navy Blu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entre</text:p>
          </table:table-cell>
          <table:table-cell table:formula="of:=[.D57]+10"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entre</text:p>
          </table:table-cell>
          <table:table-cell table:formula="of:=[.D58]+10"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Brush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e</text:p>
          </table:table-cell>
          <table:table-cell table:formula="of:=[.D59]+10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Brushed Bl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e</text:p>
          </table:table-cell>
          <table:table-cell table:formula="of:=[.D60]+10"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entre</text:p>
          </table:table-cell>
          <table:table-cell table:formula="of:=[.D61]+10"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Crystal Burgundy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entre</text:p>
          </table:table-cell>
          <table:table-cell table:formula="of:=[.D62]+10"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Crystal Coffe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entre</text:p>
          </table:table-cell>
          <table:table-cell table:formula="of:=[.D63]+10"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Crystal Orang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entre</text:p>
          </table:table-cell>
          <table:table-cell table:formula="of:=[.D64]+10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Crystal Gree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entre</text:p>
          </table:table-cell>
          <table:table-cell table:formula="of:=[.D65]+10"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Royal Gol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entre</text:p>
          </table:table-cell>
          <table:table-cell table:formula="of:=[.D66]+10"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ipe</text:p>
          </table:table-cell>
          <table:table-cell table:formula="of:=[.D67]+10"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tripe</text:p>
          </table:table-cell>
          <table:table-cell table:formula="of:=[.D68]+10"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tripe</text:p>
          </table:table-cell>
          <table:table-cell table:formula="of:=[.D69]+10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tripe</text:p>
          </table:table-cell>
          <table:table-cell table:formula="of:=[.D70]+10"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tripe</text:p>
          </table:table-cell>
          <table:table-cell table:formula="of:=[.D71]+10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tripe</text:p>
          </table:table-cell>
          <table:table-cell table:formula="of:=[.D72]+10"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amond</text:p>
          </table:table-cell>
          <table:table-cell table:formula="of:=[.D73]+10"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Original Colou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amond</text:p>
          </table:table-cell>
          <table:table-cell table:formula="of:=[.D74]+10"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Sapphire Blu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Diamond</text:p>
          </table:table-cell>
          <table:table-cell table:formula="of:=[.D75]+10"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Crystal Burgundy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Diamond</text:p>
          </table:table-cell>
          <table:table-cell table:formula="of:=[.D76]+10"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Crystal Coffe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Diamond</text:p>
          </table:table-cell>
          <table:table-cell table:formula="of:=[.D77]+10"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Crystal Orang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Diamond</text:p>
          </table:table-cell>
          <table:table-cell table:formula="of:=[.D78]+10"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Crystal Green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Diamond</text:p>
          </table:table-cell>
          <table:table-cell table:formula="of:=[.D79]+10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Royal Gol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Diamond</text:p>
          </table:table-cell>
          <table:table-cell table:formula="of:=[.D80]+10" office:value-type="float" office:value="810" calcext:value-type="float">
            <text:p>8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 style:data-style-name="N2" text:time-value="18:16:21.792150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05:44:34.952392007</meta:creation-date>
    <dc:date>2014-10-07T18:17:54.584680627</dc:date>
    <meta:editing-duration>P0D</meta:editing-duration>
    <meta:editing-cycles>4</meta:editing-cycles>
    <meta:generator>LibreOffice/4.2.6.3$Linux_X86_64 LibreOffice_project/420m0$Build-3</meta:generator>
    <meta:document-statistic meta:table-count="1" meta:cell-count="324" meta:object-count="0"/>
  </office:meta>
</office:document-meta>
</file>